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loext:opacity="0%" fo:font-size="14pt" fo:font-weight="normal" officeooo:rsid="0004a472" officeooo:paragraph-rsid="0004a472" fo:background-color="transparent" style:font-size-asian="12.25pt" style:font-weight-asian="normal" style:font-size-complex="14pt" style:font-weight-complex="normal"/>
    </style:style>
    <style:style style:name="P2" style:family="paragraph" style:parent-style-name="Standard">
      <style:text-properties style:use-window-font-color="true" loext:opacity="0%" fo:font-size="14pt" fo:font-weight="normal" officeooo:rsid="0005858c" officeooo:paragraph-rsid="0005858c" fo:background-color="transparent" style:font-size-asian="12.25pt" style:font-weight-asian="normal" style:font-size-complex="14pt" style:font-weight-complex="normal"/>
    </style:style>
    <style:style style:name="P3" style:family="paragraph" style:parent-style-name="Standard">
      <style:text-properties style:use-window-font-color="true" loext:opacity="0%" fo:font-size="16pt" fo:font-weight="normal" officeooo:rsid="0004a472" officeooo:paragraph-rsid="0004a472" fo:background-color="transparent" style:font-size-asian="16pt" style:font-weight-asian="normal" style:font-size-complex="16pt" style:font-weight-complex="normal"/>
    </style:style>
    <style:style style:name="P4" style:family="paragraph" style:parent-style-name="Standard" style:master-page-name="">
      <loext:graphic-properties draw:fill="none"/>
      <style:paragraph-properties fo:margin-left="0cm" fo:margin-right="3.401cm" fo:text-indent="0cm" style:auto-text-indent="false" style:page-number="auto" fo:background-color="transparent"/>
      <style:text-properties style:use-window-font-color="true" loext:opacity="0%" fo:font-size="16pt" fo:font-weight="normal" officeooo:rsid="0004a472" officeooo:paragraph-rsid="0004a472" fo:background-color="transparent" style:font-size-asian="16pt" style:font-weight-asian="normal" style:font-size-complex="16pt" style:font-weight-complex="normal"/>
    </style:style>
    <style:style style:name="P5" style:family="paragraph" style:parent-style-name="Standard">
      <loext:graphic-properties draw:fill="none"/>
      <style:paragraph-properties fo:margin-left="2cm" fo:margin-right="3.401cm" fo:text-indent="0cm" style:auto-text-indent="false" fo:background-color="transparent"/>
      <style:text-properties style:use-window-font-color="true" loext:opacity="0%" fo:font-size="16pt" fo:font-weight="normal" officeooo:rsid="0005858c" officeooo:paragraph-rsid="0005858c" fo:background-color="transparent" style:font-size-asian="16pt" style:font-weight-asian="normal" style:font-size-complex="16pt" style:font-weight-complex="normal"/>
    </style:style>
    <style:style style:name="P6" style:family="paragraph" style:parent-style-name="Standard">
      <loext:graphic-properties draw:fill="none"/>
      <style:paragraph-properties fo:margin-left="2cm" fo:margin-right="3.401cm" fo:text-align="start" style:justify-single-word="false" fo:text-indent="0cm" style:auto-text-indent="false" fo:background-color="transparent">
        <style:tab-stops/>
      </style:paragraph-properties>
      <style:text-properties style:use-window-font-color="true" loext:opacity="0%" fo:font-size="16pt" fo:font-weight="normal" officeooo:rsid="0005858c" officeooo:paragraph-rsid="0005858c" fo:background-color="transparent" style:font-size-asian="16pt" style:font-weight-asian="normal" style:font-size-complex="16pt" style:font-weight-complex="normal"/>
    </style:style>
    <style:style style:name="P7" style:family="paragraph" style:parent-style-name="Standard" style:master-page-name="">
      <loext:graphic-properties draw:fill="none"/>
      <style:paragraph-properties fo:margin-left="0cm" fo:margin-right="3.401cm" fo:text-align="start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style:use-window-font-color="true" loext:opacity="0%" fo:font-size="16pt" fo:font-weight="normal" officeooo:rsid="0005858c" officeooo:paragraph-rsid="0005858c" fo:background-color="transparent" style:font-size-asian="16pt" style:font-weight-asian="normal" style:font-size-complex="16pt" style:font-weight-complex="normal"/>
    </style:style>
    <style:style style:name="P8" style:family="paragraph" style:parent-style-name="Standard">
      <loext:graphic-properties draw:fill="none"/>
      <style:paragraph-properties fo:margin-left="2cm" fo:margin-right="3.401cm" fo:text-align="center" style:justify-single-word="false" fo:text-indent="0cm" style:auto-text-indent="false" fo:background-color="transparent"/>
      <style:text-properties style:use-window-font-color="true" loext:opacity="0%" fo:font-size="16pt" fo:font-weight="bold" officeooo:rsid="0005858c" officeooo:paragraph-rsid="0005858c" fo:background-color="transparent" style:font-size-asian="16pt" style:font-weight-asian="bold" style:font-size-complex="16pt" style:font-weight-complex="bold"/>
    </style:style>
    <style:style style:name="P9" style:family="paragraph" style:parent-style-name="Standard">
      <loext:graphic-properties draw:fill="none"/>
      <style:paragraph-properties fo:margin-left="0cm" fo:margin-right="3.401cm" fo:text-align="center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use-window-font-color="true" loext:opacity="0%" fo:font-size="16pt" fo:font-style="italic" fo:font-weight="normal" officeooo:rsid="0005858c" officeooo:paragraph-rsid="0005858c" fo:background-color="transparent" style:font-size-asian="16pt" style:font-style-asian="italic" style:font-weight-asian="normal" style:font-size-complex="16pt" style:font-style-complex="italic" style:font-weight-complex="normal"/>
    </style:style>
    <style:style style:name="P10" style:family="paragraph" style:parent-style-name="Standard">
      <loext:graphic-properties draw:fill="none"/>
      <style:paragraph-properties fo:margin-left="0cm" fo:margin-right="3.401cm" fo:text-align="start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use-window-font-color="true" loext:opacity="0%" fo:font-size="16pt" fo:font-style="normal" fo:font-weight="normal" officeooo:rsid="0005858c" officeooo:paragraph-rsid="0005858c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text-properties fo:font-size="14pt" officeooo:rsid="000e607e" officeooo:paragraph-rsid="0004a472" style:font-size-asian="14pt" style:font-size-complex="14pt"/>
    </style:style>
    <style:style style:name="P12" style:family="paragraph" style:parent-style-name="Standard">
      <style:text-properties fo:font-size="14pt" fo:font-weight="normal" officeooo:rsid="00133a07" officeooo:paragraph-rsid="0004a472" style:font-size-asian="14pt" style:font-weight-asian="normal" style:font-size-complex="14pt" style:font-weight-complex="normal"/>
    </style:style>
    <style:style style:name="P13" style:family="paragraph" style:parent-style-name="Standard">
      <style:text-properties officeooo:rsid="000e607e" officeooo:paragraph-rsid="0004a472"/>
    </style:style>
    <style:style style:name="P14" style:family="paragraph" style:parent-style-name="Standard">
      <style:text-properties fo:font-size="16pt" fo:font-weight="bold" officeooo:rsid="0004a472" officeooo:paragraph-rsid="0004a472" style:font-size-asian="16pt" style:font-weight-asian="bold" style:font-size-complex="16pt" style:font-weight-complex="bold"/>
    </style:style>
    <style:style style:name="T1" style:family="text">
      <style:text-properties officeooo:rsid="001e90eb"/>
    </style:style>
    <style:style style:name="T2" style:family="text">
      <style:text-properties officeooo:rsid="0013e352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6pt" fo:font-weight="bold" officeooo:rsid="0011225b" style:font-size-asian="16pt" style:font-weight-asian="bold" style:font-size-complex="16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04a472"/>
    </style:style>
    <style:style style:name="T8" style:family="text">
      <style:text-properties style:text-position="super 58%" fo:font-style="italic" style:font-style-asian="italic" style:font-style-complex="italic"/>
    </style:style>
    <style:style style:name="T9" style:family="text">
      <style:text-properties style:text-position="0% 100%"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Новиченко Андрей 2МО РБД-1<text:line-break/>Лабораторная работа № <text:span text:style-name="T1">5</text:span>. <text:span text:style-name="T2">Вариант </text:span><text:span text:style-name="T1">44. </text:span><text:span text:style-name="T7">Второй отчет</text:span></text:p>
      <text:p text:style-name="P13"><text:a xlink:type="simple" xlink:href="https://github.com/anovicenko74/TALT" text:style-name="Internet_20_link" text:visited-style-name="Visited_20_Internet_20_Link"><text:span text:style-name="T3"/></text:a></text:p>
      <text:p text:style-name="P14">Для множества указанных выражений построить грамматику и выяснить ее тип. Выполняется ли лемма о накачке для автоматных языков?</text:p>
      <text:p text:style-name="P12"><text:span text:style-name="T4"/></text:p>
      <text:p text:style-name="P1">Строка — целочисленное арифмитическое выражение, состоящее из чисел, знаков действий (div, mod, add, mul) и круглых скобок</text:p>
      <text:p text:style-name="P1"/>
      <text:p text:style-name="P3">Грамматика для этого языка примет вид:</text:p>
      <text:p text:style-name="P1">1. S → E</text:p>
      <text:p text:style-name="P1">2. E → EOE | (E) | N<text:line-break/>3. O → div | mul | mod | add</text:p>
      <text:p text:style-name="P1">4. N → D | DN</text:p>
      <text:p text:style-name="P1">5. D → 0 | 1 | 2 | 3 | 4 | 5 | 6 | 7 | 8 | 9</text:p>
      <text:p text:style-name="P1"/>
      <text:p text:style-name="P2">Ее тип — Контекстно-свободная грамматика. </text:p>
      <text:p text:style-name="P2">Так как все правила имеют вид A → a. Где A - нетерминал, a - любая последовательность терминалов и/или нетерминалов</text:p>
      <text:p text:style-name="P1"/>
      <text:p text:style-name="P1">Пример порождаемых строк:</text:p>
      <text:p text:style-name="P1">* 3 add 5<text:line-break/>* (2 mul (3 mod 4))</text:p>
      <text:p text:style-name="P1">* ((10 div 4) add (3 mul 4))</text:p>
      <text:p text:style-name="P1"/>
      <text:p text:style-name="P4">Проверка выполнения леммы о накачке автоматных языков:</text:p>
      <text:p text:style-name="P5">Если язык <text:span text:style-name="T5">L</text:span> регулярный, то существует число <text:span text:style-name="T5">p</text:span>, такое что для любой строки <text:span text:style-name="T5">w</text:span> принадлежащей<text:span text:style-name="T5"> L</text:span>, можно разложить ее на три части</text:p>
      <text:p text:style-name="P8">w = xyz</text:p>
      <text:p text:style-name="P6">1. <text:span text:style-name="T6">|xy| &lt;= p</text:span></text:p>
      <text:p text:style-name="P6">2.<text:span text:style-name="T6"> |y| &gt;= 1</text:span></text:p>
      <text:p text:style-name="P6">3. <text:span text:style-name="T6">Для всех i &gt;= 0: строка xy</text:span><text:span text:style-name="T8">i</text:span><text:span text:style-name="T9">z тоже принадлежит L</text:span></text:p>
      <text:p text:style-name="P6"/>
      <text:p text:style-name="P7">Теперь возьму строку принадлежащую языку L и <text:s/>проверю на ней выполнение леммы о накачке</text:p>
      <text:p text:style-name="P9">(3 add (4 mul 5))</text:p>
      <text:p text:style-name="P10"><text:soft-page-break/>Допустим, y = «(». Тогда при накачке будем получать неверную скобочную запись</text:p>
      <text:p text:style-name="P9">(3 add ((4 mul 5))</text:p>
      <text:p text:style-name="P10">Следовательно, строка не принадлежит языку L. Можно взять и другие разбиения, которые будут выводить наше слово из языка L. Например, дублирование оператора</text:p>
      <text:p text:style-name="P10">Следовательно, лемма о накачке автоматных языков не выполняется для данного языка</text:p>
      <text:p text:style-name="P9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6T15:08:19.752148766</meta:creation-date>
    <dc:date>2025-02-16T15:30:29.240785159</dc:date>
    <meta:editing-duration>PT11M48S</meta:editing-duration>
    <meta:editing-cycles>1</meta:editing-cycles>
    <meta:document-statistic meta:table-count="0" meta:image-count="0" meta:object-count="0" meta:page-count="2" meta:paragraph-count="25" meta:word-count="267" meta:character-count="1410" meta:non-whitespace-character-count="1164"/>
    <meta:generator>LibreOffice/24.2.7.2$Linux_X86_64 LibreOffice_project/420$Build-2</meta:generator>
  </office:meta>
</office:document-meta>
</file>